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4d182" officeooo:paragraph-rsid="0014d182"/>
    </style:style>
    <style:style style:name="P2" style:family="paragraph" style:parent-style-name="Standard" style:list-style-name="L1">
      <style:text-properties fo:font-weight="normal" officeooo:rsid="0015808e" officeooo:paragraph-rsid="0015808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31676200" text:style-name="L1">
        <text:list-item>
          <text:p text:style-name="P1">For every class in java there is super class the super class of all classes in java is <text:span text:style-name="T1">Object.</text:span></text:p>
        </text:list-item>
        <text:list-item>
          <text:p text:style-name="P1"><text:span text:style-name="T2">See documentation to learn about various classes in java and there methods </text:span><text:span text:style-name="T1">P.S. </text:span><text:span text:style-name="T2">Noone knows everything about java completely. So learn how to learn.</text:span></text:p>
        </text:list-item>
        <text:list-item>
          <text:p text:style-name="P2">If parent method is public the child method should be public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3:51:12.838623099</meta:creation-date>
    <dc:date>2022-04-20T14:58:48.988940906</dc:date>
    <meta:editing-duration>PT35M10S</meta:editing-duration>
    <meta:editing-cycles>3</meta:editing-cycles>
    <meta:generator>LibreOffice/7.3.1.3$Linux_X86_64 LibreOffice_project/30$Build-3</meta:generator>
    <meta:document-statistic meta:table-count="0" meta:image-count="0" meta:object-count="0" meta:page-count="1" meta:paragraph-count="3" meta:word-count="57" meta:character-count="306" meta:non-whitespace-character-count="255"/>
  </office:meta>
</office:document-meta>
</file>